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65" presentation:style-name="a386" draw:name="Title 1" svg:x="1.75in" svg:y="2.61017in" svg:width="9.83333in" svg:height="1.8in" presentation:class="title" presentation:placeholder="false">
          <draw:text-box>
            <text:p text:style-name="a385" text:class-names="" text:cond-style-name=""><text:span text:style-name="a383" text:class-names="">CS498 Group 8 <text:line-break/>Iteration 2</text:span><text:span text:style-name="a384" text:class-names=""/></text:p>
          </draw:text-box>
          <svg:title/>
          <svg:desc/>
        </draw:frame>
        <draw:frame draw:id="id66" presentation:style-name="a390" draw:name="Subtitle 2" svg:x="2.9475in" svg:y="4.76in" svg:width="7.43833in" svg:height="1.35596in" presentation:class="subtitle" presentation:placeholder="false">
          <draw:text-box>
            <text:p text:style-name="a389" text:class-names="" text:cond-style-name=""><text:span text:style-name="a387" text:class-names="">Kyle Sprague, Tej Patel, Evan Yang, Eura Shin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67" presentation:style-name="a395" draw:name="Title 1" svg:x="2.44in" svg:y="1.055in" svg:width="8.45333in" svg:height="1.3in" presentation:class="title" presentation:placeholder="false">
          <draw:text-box>
            <text:p text:style-name="a394" text:class-names="" text:cond-style-name=""><text:span text:style-name="a392" text:class-names="">Concept</text:span><text:span text:style-name="a393" text:class-names=""/></text:p>
          </draw:text-box>
          <svg:title/>
          <svg:desc/>
        </draw:frame>
        <draw:frame draw:id="id68" presentation:style-name="a408" draw:name="Content Placeholder 2" svg:x="2.44in" svg:y="2.885in" svg:width="8.45333in" svg:height="3.39237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Creating quality resumes can be hard, we'd like to make it easier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By using a speech-to-text API we can make creating a resume more like an interview. 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We can ensure the resumes we make are good by tailoring them to specific job fields (ie. Medicine, Computer Science, Chemistry, etc.) and by making them graphically appealing.  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At the end the program the user will be able to download their resume as a pdf for personal use. </text:span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69" presentation:style-name="a413" draw:name="Title 1" svg:x="2.44in" svg:y="1.055in" svg:width="8.45333in" svg:height="1.3in" presentation:class="title" presentation:placeholder="false">
          <draw:text-box>
            <text:p text:style-name="a412" text:class-names="" text:cond-style-name=""><text:span text:style-name="a410" text:class-names="">Structure</text:span><text:span text:style-name="a411" text:class-names=""/></text:p>
          </draw:text-box>
          <svg:title/>
          <svg:desc/>
        </draw:frame>
        <draw:frame draw:id="id70" presentation:style-name="a429" draw:name="Content Placeholder 2" svg:x="2.44in" svg:y="2.885in" svg:width="8.45333in" svg:height="3.39237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The program operates like a question and answer style interview. 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It first asks the field for which you are applying, then has a question set specific to that field. 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The program then asks you about grades, extra-curriculars, etc. 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After this any answers can be edited by clicking on responses and using the keyboard to edit. This is to prevent misspellings or misheard information. 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</draw:page>
      <draw:page draw:name="Slide4" draw:style-name="a430" draw:master-page-name="Master1-Layout2-obj-Title-and-Content" presentation:presentation-page-layout-name="Master1-PPL2" draw:id="Slide-259">
        <draw:frame draw:id="id71" presentation:style-name="a434" draw:name="Title 1" svg:x="2.22857in" svg:y="1.055in" svg:width="9.05714in" svg:height="1.3in" presentation:class="title" presentation:placeholder="false">
          <draw:text-box>
            <text:p text:style-name="a433" text:class-names="" text:cond-style-name=""><text:span text:style-name="a431" text:class-names="">What we worked on for Iteration 2</text:span><text:span text:style-name="a432" text:class-names=""/></text:p>
          </draw:text-box>
          <svg:title/>
          <svg:desc/>
        </draw:frame>
        <draw:frame draw:id="id72" presentation:style-name="a455" draw:name="Content Placeholder 2" svg:x="2.44in" svg:y="2.885in" svg:width="8.45333in" svg:height="3.39237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5" text:class-names="">Bulleted lists for<text:s text:c="1"/></text:span><text:span text:style-name="a436" text:class-names="">sections -<text:s text:c="1"/></text:span><text:span text:style-name="a437" text:class-names="">some questions require multiple answers so the program needs a "stop" word to stop accepting<text:s text:c="1"/></text:span><text:span text:style-name="a438" text:class-names="">answers (python speech-to-text, not shown in demo)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Basic structure of the web interface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Integrated the speech-to-text bot with the web interface.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Replaced</text:span><text:span text:style-name="a448" text:class-names=""><text:s text:c="1"/></text:span><text:span text:style-name="a449" text:class-names="">our python speech-to-text bot with a<text:s text:c="1"/></text:span><text:span text:style-name="a450" text:class-names="">Javascript</text:span><text:span text:style-name="a451" text:class-names=""><text:s text:c="1"/>text-to-speech bot – much easier to integrate with an web interface.<text:s text:c="1"/>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6" draw:style-name="a456" draw:master-page-name="Master1-Layout2-obj-Title-and-Content" presentation:presentation-page-layout-name="Master1-PPL2" draw:id="Slide-261">
        <draw:frame draw:id="id73" presentation:style-name="a460" draw:name="Title 1" svg:x="2.44in" svg:y="1.055in" svg:width="8.45333in" svg:height="1.3in" presentation:class="title" presentation:placeholder="false">
          <draw:text-box>
            <text:p text:style-name="a459" text:class-names="" text:cond-style-name=""><text:span text:style-name="a457" text:class-names="">What we will work on for Iteration 3</text:span><text:span text:style-name="a458" text:class-names=""/></text:p>
          </draw:text-box>
          <svg:title/>
          <svg:desc/>
        </draw:frame>
        <draw:frame draw:id="id74" presentation:style-name="a490" draw:name="Content Placeholder 2" svg:x="2.44in" svg:y="2.885in" svg:width="8.45333in" svg:height="3.39237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1" text:class-names="">Implementing th</text:span><text:span text:style-name="a462" text:class-names="">e</text:span><text:span text:style-name="a463" text:class-names=""><text:s text:c="1"/></text:span><text:span text:style-name="a464" text:class-names="">same bulleted list for</text:span><text:span text:style-name="a465" text:class-names=""><text:s text:c="1"/></text:span><text:span text:style-name="a466" text:class-names="">sections feature in<text:s text:c="1"/></text:span><text:span text:style-name="a467" text:class-names="">J</text:span><text:span text:style-name="a468" text:class-names="">avascript</text:span><text:span text:style-name="a469" text:class-names="">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2" text:class-names="">Adding</text:span><text:span text:style-name="a473" text:class-names=""><text:s text:c="1"/>a new page with a text box to edit<text:s text:c="1"/></text:span><text:span text:style-name="a474" text:class-names="">user input.</text:span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Adding links to the resume - after the interview portion, users will be able to add hyper-links to the resume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User accounts - implementing a database allowing users to save resumes on their own account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Aesthetics – making the interface look nicer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2-obj-Title-and-Content" presentation:presentation-page-layout-name="Master1-PPL2" draw:id="Slide-260">
        <draw:frame draw:id="id75" presentation:style-name="a495" draw:name="Title 1" svg:x="2.36857in" svg:y="2.82643in" svg:width="8.45333in" svg:height="1.3in" presentation:class="title" presentation:placeholder="false">
          <draw:text-box>
            <text:p text:style-name="a494" text:class-names="" text:cond-style-name=""><text:span text:style-name="a492" text:class-names="">Demonstration of our program at its current state</text:span><text:span text:style-name="a4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1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solid" draw:fill-color="#9bafb5" draw:opacity="100%" draw:stroke="none"/>
    </style:style>
    <style:style style:family="text" style:name="a2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9">
      <style:graphic-properties draw:fill="solid" draw:fill-color="#9bafb5" draw:opacity="100%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3/22/19</text:date></text:span><text:span text:style-name="a23" text:class-names=""/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11.7661in" svg:y="6.8in" svg:width="0.4in" svg:height="0.4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5" presentation:style-name="a37" draw:name="Title 1" svg:x="1.75in" svg:y="2.61017in" svg:width="9.83333in" svg:height="1.8in" presentation:class="title" presentation:placeholder="false">
        <draw:text-box>
          <text:p text:style-name="a36" text:class-names="" text:cond-style-name=""><text:span text:style-name="a34" text:class-names="">Click to edit Master title style</text:span><text:span text:style-name="a35" text:class-names=""/></text:p>
        </draw:text-box>
        <svg:title/>
        <svg:desc/>
      </draw:frame>
      <draw:frame draw:id="id6" presentation:style-name="a41" draw:name="Subtitle 2" svg:x="2.9475in" svg:y="4.76in" svg:width="7.43833in" svg:height="1.35596in" presentation:class="subtitle" presentation:placeholder="false">
        <draw:text-box>
          <text:p text:style-name="a40" text:class-names="" text:cond-style-name=""><text:span text:style-name="a38" text:class-names="">Click to edit Master subtitle style</text:span><text:span text:style-name="a39" text:class-names=""/></text:p>
        </draw:text-box>
        <svg:title/>
        <svg:desc/>
      </draw:frame>
      <draw:frame draw:id="id7" presentation:style-name="a46" draw:name="Date Placeholder 6" svg:x="8.55362in" svg:y="6.82285in" svg:width="3.01153in" svg:height="0.3543in" presentation:class="date-time" presentation:placeholder="false">
        <draw:text-box>
          <text:p text:style-name="a45" text:class-names="" text:cond-style-name=""><text:span text:style-name="a42" text:class-names=""><text:date text:fixed="false" style:data-style-name="a43">3/22/19</text:date></text:span><text:span text:style-name="a44" text:class-names=""/></text:p>
        </draw:text-box>
        <svg:title/>
        <svg:desc/>
      </draw:frame>
      <draw:frame draw:id="id8" presentation:style-name="a49" draw:name="Footer Placeholder 7" svg:x="1.75in" svg:y="6.82in" svg:width="6.45362in" svg:height="0.35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3" draw:name="Slide Number Placeholder 8" svg:x="11.7661in" svg:y="6.8in" svg:width="0.4in" svg:height="0.4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</style:master-page>
    <style:master-page style:name="Master1-Layout2-obj-Title-and-Content" style:page-layout-name="pageLayout1" draw:style-name="a54">
      <draw:frame draw:id="id10" presentation:style-name="a58" draw:name="Title 1" svg:x="2.44in" svg:y="1.055in" svg:width="8.45333in" svg:height="1.3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1" presentation:style-name="a75" draw:name="Content Placeholder 2" svg:x="2.44in" svg:y="2.885in" svg:width="8.45333in" svg:height="3.3923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ifth le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0" draw:name="Date Placeholder 6" svg:x="8.55362in" svg:y="6.82285in" svg:width="3.01153in" svg:height="0.354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3/22/19</text:date></text:span><text:span text:style-name="a78" text:class-names=""/></text:p>
        </draw:text-box>
        <svg:title/>
        <svg:desc/>
      </draw:frame>
      <draw:frame draw:id="id13" presentation:style-name="a83" draw:name="Footer Placeholder 7" svg:x="1.75in" svg:y="6.82in" svg:width="6.45362in" svg:height="0.3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4" presentation:style-name="a87" draw:name="Slide Number Placeholder 8" svg:x="11.7661in" svg:y="6.8in" svg:width="0.4in" svg:height="0.4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</style:master-page>
    <style:master-page style:name="Master1-Layout3-secHead-Section-Header" style:page-layout-name="pageLayout1" draw:style-name="a88">
      <draw:frame draw:id="id15" presentation:style-name="a92" draw:name="Title 1" svg:x="1.75in" svg:y="2.61017in" svg:width="9.83333in" svg:height="1.8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6" presentation:style-name="a96" draw:name="Text Placeholder 2" svg:x="2.9475in" svg:y="4.75991in" svg:width="7.43833in" svg:height="1.38351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Edit Master text styles</text:span></text:p>
            </text:list-item>
          </text:list>
        </draw:text-box>
        <svg:title/>
        <svg:desc/>
      </draw:frame>
      <draw:frame draw:id="id17" presentation:style-name="a101" draw:name="Date Placeholder 6" svg:x="8.55362in" svg:y="6.82285in" svg:width="3.01153in" svg:height="0.3543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3/22/19</text:date></text:span><text:span text:style-name="a99" text:class-names=""/></text:p>
        </draw:text-box>
        <svg:title/>
        <svg:desc/>
      </draw:frame>
      <draw:frame draw:id="id18" presentation:style-name="a104" draw:name="Footer Placeholder 7" svg:x="1.75in" svg:y="6.82in" svg:width="6.45362in" svg:height="0.35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8" draw:name="Slide Number Placeholder 8" svg:x="11.7661in" svg:y="6.8in" svg:width="0.4in" svg:height="0.4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4-twoObj-Two-Content" style:page-layout-name="pageLayout1" draw:style-name="a109">
      <draw:frame draw:id="id20" presentation:style-name="a113" draw:name="Title 1" svg:x="2.44in" svg:y="1.055in" svg:width="8.45333in" svg:height="1.3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21" presentation:style-name="a130" draw:name="Content Placeholder 2" svg:x="1.73in" svg:y="2.885in" svg:width="4.67167in" svg:height="3.3923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Content Placeholder 3" svg:x="6.93167in" svg:y="2.885in" svg:width="4.67in" svg:height="3.39237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2" draw:name="Date Placeholder 7" svg:x="8.55362in" svg:y="6.82285in" svg:width="3.01153in" svg:height="0.3543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3/22/19</text:date></text:span><text:span text:style-name="a150" text:class-names=""/></text:p>
        </draw:text-box>
        <svg:title/>
        <svg:desc/>
      </draw:frame>
      <draw:frame draw:id="id24" presentation:style-name="a155" draw:name="Footer Placeholder 8" svg:x="1.75in" svg:y="6.82in" svg:width="6.45362in" svg:height="0.3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5" presentation:style-name="a159" draw:name="Slide Number Placeholder 9" svg:x="11.7661in" svg:y="6.8in" svg:width="0.4in" svg:height="0.4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</style:master-page>
    <style:master-page style:name="Master1-Layout5-twoTxTwoObj-Comparison" style:page-layout-name="pageLayout1" draw:style-name="a160">
      <draw:frame draw:id="id26" presentation:style-name="a164" draw:name="Text Placeholder 2" svg:x="1.73167in" svg:y="2.53in" svg:width="4.67in" svg:height="0.77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</draw:text-box>
        <svg:title/>
        <svg:desc/>
      </draw:frame>
      <draw:frame draw:id="id27" presentation:style-name="a181" draw:name="Content Placeholder 3" svg:x="1.73167in" svg:y="3.4375in" svg:width="4.67in" svg:height="2.83987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ifth level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5" svg:x="6.93167in" svg:y="3.4375in" svg:width="4.65167in" svg:height="2.83987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Text Placeholder 4" svg:x="6.93167in" svg:y="2.53in" svg:width="4.67in" svg:height="0.7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Date Placeholder 6" svg:x="8.55362in" svg:y="6.82285in" svg:width="3.01153in" svg:height="0.3543in" presentation:class="date-time" presentation:placeholder="false">
        <draw:text-box>
          <text:p text:style-name="a206" text:class-names="" text:cond-style-name=""><text:span text:style-name="a203" text:class-names=""><text:date text:fixed="false" style:data-style-name="a204">3/22/19</text:date></text:span><text:span text:style-name="a205" text:class-names=""/></text:p>
        </draw:text-box>
        <svg:title/>
        <svg:desc/>
      </draw:frame>
      <draw:frame draw:id="id31" presentation:style-name="a210" draw:name="Footer Placeholder 7" svg:x="1.75in" svg:y="6.82in" svg:width="6.45362in" svg:height="0.35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2" presentation:style-name="a214" draw:name="Slide Number Placeholder 8" svg:x="11.7661in" svg:y="6.8in" svg:width="0.4in" svg:height="0.4in" presentation:class="page-number" presentation:placeholder="false">
        <draw:text-box>
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</draw:text-box>
        <svg:title/>
        <svg:desc/>
      </draw:frame>
      <draw:frame draw:id="id33" presentation:style-name="a218" draw:name="Title 9" svg:x="2.44in" svg:y="1.055in" svg:width="8.45333in" svg:height="1.3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title/>
        <svg:desc/>
      </draw:frame>
    </style:master-page>
    <style:master-page style:name="Master1-Layout6-titleOnly-Title-Only" style:page-layout-name="pageLayout1" draw:style-name="a219">
      <draw:frame draw:id="id34" presentation:style-name="a223" draw:name="Title 1" svg:x="2.44in" svg:y="1.055in" svg:width="8.45333in" svg:height="1.3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title/>
        <svg:desc/>
      </draw:frame>
      <draw:frame draw:id="id35" presentation:style-name="a228" draw:name="Date Placeholder 2" svg:x="8.55362in" svg:y="6.82285in" svg:width="3.01153in" svg:height="0.3543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/22/19</text:date></text:span><text:span text:style-name="a226" text:class-names=""/></text:p>
        </draw:text-box>
        <svg:title/>
        <svg:desc/>
      </draw:frame>
      <draw:frame draw:id="id36" presentation:style-name="a231" draw:name="Footer Placeholder 3" svg:x="1.75in" svg:y="6.82in" svg:width="6.45362in" svg:height="0.35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7" presentation:style-name="a235" draw:name="Slide Number Placeholder 4" svg:x="11.7661in" svg:y="6.8in" svg:width="0.4in" svg:height="0.4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7-blank-Blank" style:page-layout-name="pageLayout1" draw:style-name="a236">
      <draw:frame draw:id="id38" presentation:style-name="a241" draw:name="Date Placeholder 1" svg:x="8.55362in" svg:y="6.82285in" svg:width="3.01153in" svg:height="0.3543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3/22/19</text:date></text:span><text:span text:style-name="a239" text:class-names=""/></text:p>
        </draw:text-box>
        <svg:title/>
        <svg:desc/>
      </draw:frame>
      <draw:frame draw:id="id39" presentation:style-name="a244" draw:name="Footer Placeholder 2" svg:x="1.75in" svg:y="6.82in" svg:width="6.45362in" svg:height="0.35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0" presentation:style-name="a248" draw:name="Slide Number Placeholder 3" svg:x="11.7661in" svg:y="6.8in" svg:width="0.4in" svg:height="0.4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9">
      <draw:custom-shape svg:x="0in" svg:y="0in" svg:width="6.66667in" svg:height="7.5in" draw:id="id41" draw:style-name="a250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4" draw:name="Title 1" svg:x="0.88in" svg:y="2.45388in" svg:width="4.90667in" svg:height="1.24836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3" presentation:style-name="a271" draw:name="Content Placeholder 2" svg:x="7.36667in" svg:y="0.88in" svg:width="5.26667in" svg:height="5.7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5" draw:name="Text Placeholder 3" svg:x="1.22in" svg:y="3.88224in" svg:width="4.15in" svg:height="2.3994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5" presentation:style-name="a280" draw:name="Date Placeholder 8" svg:x="8.55362in" svg:y="6.82285in" svg:width="3.01153in" svg:height="0.3543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/22/19</text:date></text:span><text:span text:style-name="a278" text:class-names=""/></text:p>
        </draw:text-box>
        <svg:title/>
        <svg:desc/>
      </draw:frame>
      <draw:frame draw:id="id46" presentation:style-name="a283" draw:name="Footer Placeholder 9" svg:x="0.88in" svg:y="6.82in" svg:width="5.60455in" svg:height="0.35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7" presentation:style-name="a287" draw:name="Slide Number Placeholder 10" svg:x="11.7661in" svg:y="6.8in" svg:width="0.4in" svg:height="0.4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0in" svg:width="6.66667in" svg:height="7.5in" draw:id="id48" draw:style-name="a289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93" draw:name="Title 1" svg:x="0.88421in" svg:y="2.45388in" svg:width="4.91579in" svg:height="1.24086in" presentation:class="title" presentation:placeholder="false">
        <draw:text-box>
          <text:p text:style-name="a292" text:class-names="" text:cond-style-name=""><text:span text:style-name="a290" text:class-names="">Click to edit Master title style</text:span><text:span text:style-name="a291" text:class-names=""/></text:p>
        </draw:text-box>
        <svg:title/>
        <svg:desc/>
      </draw:frame>
      <draw:frame draw:id="id50" presentation:style-name="a297" draw:name="Picture Placeholder 2" svg:x="6.66667in" svg:y="0in" svg:width="6.67333in" svg:height="7.5in" presentation:class="graphic" presentation:placeholder="false">
        <draw:text-box>
          <text:p text:style-name="a296" text:class-names="" text:cond-style-name=""><text:span text:style-name="a294" text:class-names="">Click icon to add picture</text:span><text:span text:style-name="a295" text:class-names=""/></text:p>
        </draw:text-box>
        <svg:title/>
        <svg:desc/>
      </draw:frame>
      <draw:frame draw:id="id51" presentation:style-name="a301" draw:name="Text Placeholder 3" svg:x="1.22in" svg:y="3.88224in" svg:width="4.15in" svg:height="2.39943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</draw:text-box>
        <svg:title/>
        <svg:desc/>
      </draw:frame>
      <draw:frame draw:id="id52" presentation:style-name="a306" draw:name="Date Placeholder 7" svg:x="8.55362in" svg:y="6.82285in" svg:width="3.01153in" svg:height="0.354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3/22/19</text:date></text:span><text:span text:style-name="a304" text:class-names=""/></text:p>
        </draw:text-box>
        <svg:title/>
        <svg:desc/>
      </draw:frame>
      <draw:frame draw:id="id53" presentation:style-name="a309" draw:name="Footer Placeholder 8" svg:x="0.88in" svg:y="6.82in" svg:width="5.60455in" svg:height="0.35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4" presentation:style-name="a313" draw:name="Slide Number Placeholder 9" svg:x="11.7661in" svg:y="6.8in" svg:width="0.4in" svg:height="0.4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4">
      <draw:frame draw:id="id55" presentation:style-name="a318" draw:name="Title 1" svg:x="2.44in" svg:y="1.055in" svg:width="8.45333in" svg:height="1.3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56" presentation:style-name="a335" draw:name="Vertical Text Placeholder 2" svg:x="2.44in" svg:y="2.885in" svg:width="8.45333in" svg:height="3.3923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0" draw:name="Date Placeholder 3" svg:x="8.55362in" svg:y="6.82285in" svg:width="3.01153in" svg:height="0.3543in" presentation:class="date-time" presentation:placeholder="false">
        <draw:text-box>
          <text:p text:style-name="a339" text:class-names="" text:cond-style-name=""><text:span text:style-name="a336" text:class-names=""><text:date text:fixed="false" style:data-style-name="a337">3/22/19</text:date></text:span><text:span text:style-name="a338" text:class-names=""/></text:p>
        </draw:text-box>
        <svg:title/>
        <svg:desc/>
      </draw:frame>
      <draw:frame draw:id="id58" presentation:style-name="a343" draw:name="Footer Placeholder 4" svg:x="1.75in" svg:y="6.82in" svg:width="6.45362in" svg:height="0.35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9" presentation:style-name="a347" draw:name="Slide Number Placeholder 5" svg:x="11.7661in" svg:y="6.8in" svg:width="0.4in" svg:height="0.4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/></text:span><text:span text:style-name="a34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8">
      <draw:frame draw:id="id60" presentation:style-name="a352" draw:name="Vertical Title 1" svg:x="9.46316in" svg:y="1.025in" svg:width="1.42017in" svg:height="5.45in" presentation:class="title" presentation:placeholder="false">
        <draw:text-box>
          <text:p text:style-name="a351" text:class-names="" text:cond-style-name=""><text:span text:style-name="a349" text:class-names="">Click to edit Master title style</text:span><text:span text:style-name="a350" text:class-names=""/></text:p>
        </draw:text-box>
        <svg:title/>
        <svg:desc/>
      </draw:frame>
      <draw:frame draw:id="id61" presentation:style-name="a369" draw:name="Vertical Text Placeholder 2" svg:x="2.44in" svg:y="1.025in" svg:width="6.77875in" svg:height="5.4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4" draw:name="Date Placeholder 3" svg:x="8.55362in" svg:y="6.82285in" svg:width="3.01153in" svg:height="0.354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>3/22/19</text:date></text:span><text:span text:style-name="a372" text:class-names=""/></text:p>
        </draw:text-box>
        <svg:title/>
        <svg:desc/>
      </draw:frame>
      <draw:frame draw:id="id63" presentation:style-name="a377" draw:name="Footer Placeholder 4" svg:x="1.75in" svg:y="6.82in" svg:width="6.45362in" svg:height="0.35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4" presentation:style-name="a381" draw:name="Slide Number Placeholder 5" svg:x="11.7661in" svg:y="6.8in" svg:width="0.4in" svg:height="0.4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/></text:span><text:span text:style-name="a3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Evan Yang</dc:creator>
    <meta:creation-date>2013-07-15T20:26:40Z</meta:creation-date>
    <dc:date>2019-03-22T16:00:54Z</dc:date>
    <meta:template xlink:href="%7bCF0EA0F9-EC10-2442-8693-3DEE0623D56D%7dtf10001120" xlink:type="simple"/>
    <meta:editing-cycles>194</meta:editing-cycles>
    <meta:editing-duration>PT1730S</meta:editing-duration>
    <meta:document-statistic meta:paragraph-count="24" meta:word-count="207"/>
  </office:meta>
</office:document-meta>
</file>